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paragraph-properties fo:margin-top="0in" fo:margin-bottom="0.0835in"/>
      <style:text-properties style:font-name="Liberation Serif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paragraph-properties fo:margin-top="0in" fo:margin-bottom="0.0835in"/>
      <style:text-properties style:font-name="Liberation Serif"/>
    </style:style>
    <style:style style:name="P5" style:family="paragraph" style:parent-style-name="Heading_20_2" style:master-page-name="Standard">
      <style:paragraph-properties style:page-number="auto"/>
      <style:text-properties style:font-name="Liberation Sans1"/>
    </style:style>
    <style:style style:name="T1" style:family="text">
      <style:text-properties style:font-name-asian="Liberation Sans" style:font-name-complex="Liberation Sans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Specifica dettagliata<text:span text:style-name="T1"> </text:span>del<text:span text:style-name="T1"> </text:span>progetto</text:h>
      <text:p text:style-name="P1"/>
      <text:p text:style-name="P1"/>
      <text:p text:style-name="P1">Il<text:span text:style-name="T2"> </text:span>progetto<text:span text:style-name="T2"> </text:span>consiste<text:span text:style-name="T2"> </text:span>in<text:span text:style-name="T2"> </text:span>un'applicazione<text:span text:style-name="T2"> </text:span>che<text:span text:style-name="T2"> </text:span>consente<text:span text:style-name="T2"> </text:span>di<text:span text:style-name="T2"> </text:span>navigare<text:span text:style-name="T2"> </text:span>all'interno<text:span text:style-name="T2"> </text:span>di<text:span text:style-name="T2"> </text:span>un<text:span text:style-name="T2"> </text:span>museo,<text:span text:style-name="T2"> </text:span>effettuando<text:span text:style-name="T2"> </text:span>una<text:span text:style-name="T2"> </text:span>visita<text:span text:style-name="T2"> </text:span>personalizzata<text:span text:style-name="T2"> </text:span>in<text:span text:style-name="T2"> </text:span>base<text:span text:style-name="T2"> </text:span>alle<text:span text:style-name="T2"> </text:span>proprie<text:span text:style-name="T2"> </text:span>preferenze.<text:span text:style-name="T2"> </text:span>Si<text:span text:style-name="T2"> </text:span>possono<text:span text:style-name="T2"> </text:span>sfogliare<text:span text:style-name="T2"> </text:span>le<text:span text:style-name="T2"> </text:span>opere<text:span text:style-name="T2"> </text:span>per<text:span text:style-name="T2"> </text:span>autore,<text:span text:style-name="T2"> </text:span>per<text:span text:style-name="T2"> </text:span>periodo<text:span text:style-name="T2"> </text:span>storico,<text:span text:style-name="T2"> </text:span>per<text:span text:style-name="T2"> </text:span>movimento<text:span text:style-name="T2"> </text:span>artistico,<text:span text:style-name="T2"> </text:span>oppure<text:span text:style-name="T2"> </text:span>semplicemente<text:span text:style-name="T2"> </text:span>ci<text:span text:style-name="T2"> </text:span>si<text:span text:style-name="T2"> </text:span>può<text:span text:style-name="T2"> </text:span>spostare<text:span text:style-name="T2"> </text:span>da<text:span text:style-name="T2"> </text:span>una<text:span text:style-name="T2"> </text:span>sala<text:span text:style-name="T2"> </text:span>all'altra<text:span text:style-name="T2"> </text:span>come<text:span text:style-name="T2"> </text:span>se<text:span text:style-name="T2"> </text:span>si<text:span text:style-name="T2"> </text:span>stesse<text:span text:style-name="T2"> </text:span>visitando<text:span text:style-name="T2"> </text:span>il<text:span text:style-name="T2"> </text:span>museo<text:span text:style-name="T2"> </text:span>di<text:span text:style-name="T2"> </text:span>persona.<text:span text:style-name="T2"> </text:span>Si<text:span text:style-name="T2"> </text:span>può<text:span text:style-name="T2"> </text:span>avere<text:span text:style-name="T2"> </text:span>accesso<text:span text:style-name="T2"> </text:span>in<text:span text:style-name="T2"> </text:span>maniera<text:span text:style-name="T2"> </text:span>separata<text:span text:style-name="T2"> </text:span>alla<text:span text:style-name="T2"> </text:span>collezione<text:span text:style-name="T2"> </text:span>permanente<text:span text:style-name="T2"> </text:span>e<text:span text:style-name="T2"> </text:span>a<text:span text:style-name="T2"> </text:span>quella<text:span text:style-name="T2"> </text:span>temporanea<text:span text:style-name="T2"> </text:span>ed<text:span text:style-name="T2"> </text:span>esplorare<text:span text:style-name="T2"> </text:span>le<text:span text:style-name="T2"> </text:span>varie<text:span text:style-name="T2"> </text:span>sezioni<text:span text:style-name="T2"> </text:span>del<text:span text:style-name="T2"> </text:span>museo<text:span text:style-name="T2"> </text:span>nell'ordine<text:span text:style-name="T2"> </text:span>che<text:span text:style-name="T2"> </text:span>si<text:span text:style-name="T2"> </text:span>preferisce.<text:span text:style-name="T2"> </text:span>Inoltre,<text:span text:style-name="T2"> </text:span>per<text:span text:style-name="T2"> </text:span>ogni<text:span text:style-name="T2"> </text:span>opera<text:span text:style-name="T2"> </text:span>che<text:span text:style-name="T2"> </text:span>si<text:span text:style-name="T2"> </text:span>ritiene<text:span text:style-name="T2"> </text:span>particolarmente<text:span text:style-name="T2"> </text:span>interessante,<text:span text:style-name="T2"> </text:span>si<text:span text:style-name="T2"> </text:span>possono<text:span text:style-name="T2"> </text:span>ottenere<text:span text:style-name="T2"> </text:span>degli<text:span text:style-name="T2"> </text:span>approfondimenti<text:span text:style-name="T2"> </text:span>sull'autore<text:span text:style-name="T2"> </text:span>o<text:span text:style-name="T2"> </text:span>sul<text:span text:style-name="T2"> </text:span>movimento<text:span text:style-name="T2"> </text:span>artistico<text:span text:style-name="T2"> </text:span>e<text:span text:style-name="T2"> </text:span>persino<text:span text:style-name="T2"> </text:span>conoscere<text:span text:style-name="T2"> </text:span>delle<text:span text:style-name="T2"> </text:span>curiosità<text:span text:style-name="T2"> </text:span>riguardanti<text:span text:style-name="T2"> </text:span>l'opera. Infine, per ogni movimento si possono ottenere informazioni sugli artisti che vi hanno aderito e per ogni artista si possono conoscere le opere che sono conservate nel museo.</text:p>
      <text:p text:style-name="P1"/>
      <text:p text:style-name="P1">Il<text:span text:style-name="T2"> </text:span>museo<text:span text:style-name="T2"> </text:span>è<text:span text:style-name="T2"> </text:span>costituito<text:span text:style-name="T2"> </text:span>da<text:span text:style-name="T2"> </text:span>diverse<text:span text:style-name="T2"> </text:span><text:span text:style-name="T3">sale</text:span>,<text:span text:style-name="T2"> </text:span>ognuna<text:span text:style-name="T2"> </text:span>delle<text:span text:style-name="T2"> </text:span>quali<text:span text:style-name="T2"> </text:span>è<text:span text:style-name="T2"> </text:span>univocamente<text:span text:style-name="T2"> </text:span>identificata<text:span text:style-name="T2"> </text:span>da<text:span text:style-name="T2"> </text:span>un<text:span text:style-name="T2"> </text:span>numero<text:span text:style-name="T2"> </text:span>e<text:span text:style-name="T2"> </text:span>dal<text:span text:style-name="T2"> </text:span>piano<text:span text:style-name="T2"> </text:span>nel<text:span text:style-name="T2"> </text:span>quale<text:span text:style-name="T2"> </text:span>si<text:span text:style-name="T2"> </text:span>trova.<text:span text:style-name="T2"> Alcune di queste sale hanno anche una breve descrizione. </text:span>Le<text:span text:style-name="T2"> </text:span>sale<text:span text:style-name="T2"> </text:span>del<text:span text:style-name="T2"> </text:span>museo<text:span text:style-name="T2"> possono essere </text:span>organizzate<text:span text:style-name="T2"> </text:span>in<text:span text:style-name="T2"> </text:span>sezioni. Ogni sezione è caratterizzata da un nome identificativo, da<text:span text:style-name="T2"> una descrizione sintetica di cosa contiene e dal numero di sale che la costituiscono. </text:span>Di<text:span text:style-name="T2"> </text:span>ogni<text:span text:style-name="T2"> </text:span>sala<text:span text:style-name="T2"> </text:span>interessa<text:span text:style-name="T2"> </text:span>sapere<text:span text:style-name="T2"> </text:span>la<text:span text:style-name="T2"> </text:span>sezione<text:span text:style-name="T2"> </text:span>di<text:span text:style-name="T2"> </text:span>appartenenza, se ne ha una; se la sala contiene oggetti si vuole conoscere il loro numero.<text:span text:style-name="T2"> Non tutte le sale contengono oggetti (esistono anche lo shop o il guardaroba, ad esempio). </text:span>Ogni<text:span text:style-name="T2"> </text:span>sezione<text:span text:style-name="T2"> </text:span>è<text:span text:style-name="T2"> </text:span>costituita<text:span text:style-name="T2"> </text:span>da<text:span text:style-name="T2"> </text:span>almeno<text:span text:style-name="T2"> </text:span>una<text:span text:style-name="T2"> </text:span>sala. Le sale possono essere condivise fra le sezioni.</text:p>
      <text:p text:style-name="P1"/>
      <text:p text:style-name="P1">Esistono<text:span text:style-name="T2"> </text:span>tre<text:span text:style-name="T2"> </text:span>tipi<text:span text:style-name="T2"> </text:span>di<text:span text:style-name="T2"> </text:span>oggetti<text:span text:style-name="T2"> </text:span>conservati<text:span text:style-name="T2"> </text:span>nel<text:span text:style-name="T2"> </text:span>museo:<text:span text:style-name="T2"> </text:span>opere<text:span text:style-name="T2"> </text:span>d'arte,<text:span text:style-name="T2"> </text:span>suddivise<text:span text:style-name="T2"> </text:span>in<text:span text:style-name="T2"> </text:span>quadri<text:span text:style-name="T2"> </text:span>e<text:span text:style-name="T2"> </text:span>statue,<text:span text:style-name="T2"> </text:span>reperti<text:span text:style-name="T2"> </text:span>archeologici<text:span text:style-name="T2"> </text:span>e<text:span text:style-name="T2"> </text:span>fotografie.<text:span text:style-name="T2"> </text:span>Di<text:span text:style-name="T2"> </text:span>ognuno<text:span text:style-name="T2"> </text:span>di<text:span text:style-name="T2"> </text:span>essi<text:span text:style-name="T2"> </text:span>interessa<text:span text:style-name="T2"> </text:span>conoscere<text:span text:style-name="T2"> </text:span>il<text:span text:style-name="T2"> </text:span>numero<text:span text:style-name="T2"> </text:span>di<text:span text:style-name="T2"> </text:span>inventario<text:span text:style-name="T2"> </text:span>identificativo,<text:span text:style-name="T2"> </text:span>una<text:span text:style-name="T2"> </text:span>breve<text:span text:style-name="T2"> </text:span>descrizione,<text:span text:style-name="T2"> </text:span>l'anno o il periodo<text:span text:style-name="T2"> </text:span>a<text:span text:style-name="T2"> </text:span>cui<text:span text:style-name="T2"> </text:span>risale, la provenienza, se nota,<text:span text:style-name="T2"> </text:span>le<text:span text:style-name="T2"> </text:span>misure, espresse come una tripla lunghezza, larghezza e profondità,<text:span text:style-name="T2"> </text:span>la<text:span text:style-name="T2"> </text:span>sala<text:span text:style-name="T2"> </text:span>in<text:span text:style-name="T2"> </text:span>cui<text:span text:style-name="T2"> </text:span>si<text:span text:style-name="T2"> </text:span>trova<text:span text:style-name="T2"> </text:span>e,<text:span text:style-name="T2"> </text:span>se<text:span text:style-name="T2"> </text:span>si<text:span text:style-name="T2"> </text:span>dispone<text:span text:style-name="T2"> </text:span>di<text:span text:style-name="T2"> </text:span>tale<text:span text:style-name="T2"> </text:span>informazione,<text:span text:style-name="T2"> </text:span>curiosità<text:span text:style-name="T2"> </text:span>riguardanti<text:span text:style-name="T2"> </text:span>l'oggetto<text:span text:style-name="T2"> </text:span>stesso.</text:p>
      <text:p text:style-name="P1"/>
      <text:p text:style-name="P1">Dei<text:span text:style-name="T2"> </text:span>reperti<text:span text:style-name="T2"> </text:span>archeologici<text:span text:style-name="T2"> </text:span>si<text:span text:style-name="T2"> </text:span>vuole<text:span text:style-name="T2"> conoscere </text:span>lo<text:span text:style-name="T2"> </text:span>scavo<text:span text:style-name="T2"> </text:span>in<text:span text:style-name="T2"> </text:span>cui<text:span text:style-name="T2"> </text:span>sono<text:span text:style-name="T2"> </text:span>stati<text:span text:style-name="T2"> </text:span>ritrovati<text:span text:style-name="T2"> </text:span>con<text:span text:style-name="T2"> </text:span>la<text:span text:style-name="T2"> </text:span>data<text:span text:style-name="T2"> </text:span>di<text:span text:style-name="T2"> </text:span>ritrovamento,<text:span text:style-name="T2"> </text:span>e<text:span text:style-name="T2"> </text:span>di<text:span text:style-name="T2"> </text:span>ogni<text:span text:style-name="T2"> </text:span>scavo<text:span text:style-name="T2"> </text:span>il<text:span text:style-name="T2"> </text:span>nome<text:span text:style-name="T2"> </text:span>e<text:span text:style-name="T2"> </text:span>il<text:span text:style-name="T2"> </text:span>luogo, che insieme identificano lo scavo stesso.<text:span text:style-name="T2"> </text:span>Delle<text:span text:style-name="T2"> </text:span>fotografie<text:span text:style-name="T2"> </text:span>interessa<text:span text:style-name="T2"> </text:span>se<text:span text:style-name="T2"> </text:span>sono<text:span text:style-name="T2"> </text:span>in<text:span text:style-name="T2"> </text:span>bianco<text:span text:style-name="T2"> </text:span>e<text:span text:style-name="T2"> </text:span>nero<text:span text:style-name="T2"> </text:span>o<text:span text:style-name="T2"> </text:span>a<text:span text:style-name="T2"> </text:span>colori.<text:span text:style-name="T2"> </text:span>Delle<text:span text:style-name="T2"> </text:span>opere<text:span text:style-name="T2"> </text:span>d'arte<text:span text:style-name="T2"> </text:span>si<text:span text:style-name="T2"> </text:span>vuole<text:span text:style-name="T2"> </text:span>memorizzare<text:span text:style-name="T2"> </text:span>l'artista<text:span text:style-name="T2"> </text:span>che<text:span text:style-name="T2"> </text:span>le<text:span text:style-name="T2"> </text:span>ha<text:span text:style-name="T2"> </text:span>realizzate<text:span text:style-name="T2"> </text:span>e<text:span text:style-name="T2"> </text:span>di<text:span text:style-name="T2"> </text:span>ogni<text:span text:style-name="T2"> </text:span>artista<text:span text:style-name="T2"> </text:span>il<text:span text:style-name="T2"> </text:span>nome, il cognome, il nome d'arte, se ne ha uno,<text:span text:style-name="T2"> </text:span>la<text:span text:style-name="T2"> </text:span>data<text:span text:style-name="T2"> e luogo </text:span>di<text:span text:style-name="T2"> </text:span>nascita, data e luogo<text:span text:style-name="T2"> </text:span>di<text:span text:style-name="T2"> </text:span>morte,<text:span text:style-name="T2"> </text:span>una<text:span text:style-name="T2"> </text:span>breve<text:span text:style-name="T2"> </text:span>descrizione<text:span text:style-name="T2"> </text:span>della<text:span text:style-name="T2"> </text:span>vita<text:span text:style-name="T2"> </text:span>e<text:span text:style-name="T2"> </text:span>dello<text:span text:style-name="T2"> </text:span>stile<text:span text:style-name="T2"> </text:span>e<text:span text:style-name="T2"> </text:span>i<text:span text:style-name="T2"> </text:span>movimenti<text:span text:style-name="T2"> </text:span>artistici<text:span text:style-name="T2"> a cui ha aderito</text:span>. Naturalmente esistono artisti che non hanno aderito a nessuna corrente particolare, mentre altri hanno seguito un unico movimento artistico nell'arco della loro vita.<text:span text:style-name="T2"> </text:span>Ogni<text:span text:style-name="T2"> </text:span>movimento<text:span text:style-name="T2"> </text:span>artistico<text:span text:style-name="T2"> </text:span>è<text:span text:style-name="T2"> </text:span>caratterizzato<text:span text:style-name="T2"> </text:span>da<text:span text:style-name="T2"> </text:span>un<text:span text:style-name="T2"> </text:span>nome<text:span text:style-name="T2"> </text:span>identificativo,<text:span text:style-name="T2"> </text:span>da<text:span text:style-name="T2"> </text:span>un<text:span text:style-name="T2"> </text:span>periodo<text:span text:style-name="T2"> </text:span>storico<text:span text:style-name="T2"> </text:span>in<text:span text:style-name="T2"> </text:span>cui<text:span text:style-name="T2"> </text:span>si<text:span text:style-name="T2"> </text:span>è<text:span text:style-name="T2"> </text:span>diffuso,<text:span text:style-name="T2"> </text:span>da<text:span text:style-name="T2"> </text:span>una<text:span text:style-name="T2"> </text:span>descrizione<text:span text:style-name="T2"> </text:span>delle<text:span text:style-name="T2"> </text:span>peculiarità<text:span text:style-name="T2"> </text:span>artistiche<text:span text:style-name="T2"> </text:span>e<text:span text:style-name="T2"> </text:span>della<text:span text:style-name="T2"> </text:span>filosofia<text:span text:style-name="T2"> </text:span>del<text:span text:style-name="T2"> </text:span>movimento<text:span text:style-name="T2"> </text:span>e<text:span text:style-name="T2"> </text:span>da<text:span text:style-name="T2"> </text:span>un<text:span text:style-name="T2"> </text:span>insieme<text:span text:style-name="T2"> </text:span>di<text:span text:style-name="T2"> </text:span>artisti<text:span text:style-name="T2"> </text:span>che<text:span text:style-name="T2"> </text:span>vi<text:span text:style-name="T2"> </text:span>hanno<text:span text:style-name="T2"> </text:span>aderito.<text:span text:style-name="T2"> Dei quadri, s</text:span>i<text:span text:style-name="T2"> vuole </text:span>conoscere<text:span text:style-name="T2"> </text:span>la<text:span text:style-name="T2"> </text:span>tecnica<text:span text:style-name="T2"> </text:span>compositiva, mentre<text:span text:style-name="T2"> delle statue </text:span>il<text:span text:style-name="T2"> </text:span>tipo<text:span text:style-name="T2"> </text:span>di<text:span text:style-name="T2"> materiale </text:span>utilizzato (marmo, legno, bronzo, ecc); tali informazioni possono anche mancare.</text:p>
      <text:p text:style-name="P1"/>
      <text:p text:style-name="P2">La<text:span text:style-name="T2"> </text:span>collezione<text:span text:style-name="T2"> </text:span>del<text:span text:style-name="T2"> </text:span>museo<text:span text:style-name="T2"> è </text:span>suddivisa<text:span text:style-name="T2"> </text:span>in<text:span text:style-name="T2"> </text:span>temporanea<text:span text:style-name="T2"> </text:span>e<text:span text:style-name="T2"> </text:span>permanente.<text:span text:style-name="T2"> </text:span>Gli<text:span text:style-name="T2"> </text:span>oggetti<text:span text:style-name="T2"> </text:span>che<text:span text:style-name="T2"> </text:span>costituiscono<text:span text:style-name="T2"> </text:span>la<text:span text:style-name="T2"> </text:span>collezione<text:span text:style-name="T2"> </text:span>temporanea<text:span text:style-name="T2"> </text:span>sono<text:span text:style-name="T2"> </text:span>presi<text:span text:style-name="T2"> </text:span>in<text:span text:style-name="T2"> </text:span>prestito<text:span text:style-name="T2"> </text:span>da<text:span text:style-name="T2"> </text:span>altri<text:span text:style-name="T2"> </text:span>musei<text:span text:style-name="T2"> </text:span>o<text:span text:style-name="T2"> </text:span>enti;<text:span text:style-name="T2"> </text:span>di<text:span text:style-name="T2"> </text:span>ogni<text:span text:style-name="T2"> </text:span>museo<text:span text:style-name="T2"> </text:span>o<text:span text:style-name="T2"> </text:span>ente<text:span text:style-name="T2"> </text:span>si<text:span text:style-name="T2"> </text:span>vuole<text:span text:style-name="T2"> </text:span>memorizzare<text:span text:style-name="T2"> </text:span>il<text:span text:style-name="T2"> </text:span>nome,<text:span text:style-name="T2"> </text:span>l'indirizzo,<text:span text:style-name="T2"> </text:span>il<text:span text:style-name="T2"> </text:span>luogo<text:span text:style-name="T2"> </text:span>in<text:span text:style-name="T2"> </text:span>cui<text:span text:style-name="T2"> </text:span>si<text:span text:style-name="T2"> </text:span>trova<text:span text:style-name="T2"> </text:span>e<text:span text:style-name="T2"> almeno un </text:span>recapito<text:span text:style-name="T2"> </text:span>telefonico.<text:span text:style-name="T2"> </text:span>E'<text:span text:style-name="T2"> </text:span>di<text:span text:style-name="T2"> </text:span>interesse<text:span text:style-name="T2"> </text:span>conoscere<text:span text:style-name="T2"> </text:span>la<text:span text:style-name="T2"> </text:span>data<text:span text:style-name="T2"> </text:span>di<text:span text:style-name="T2"> </text:span>inizio<text:span text:style-name="T2"> </text:span>e<text:span text:style-name="T2"> </text:span>di<text:span text:style-name="T2"> </text:span>fine<text:span text:style-name="T2"> del </text:span>prestito corrente.<text:span text:style-name="T2"> </text:span>A<text:span text:style-name="T2"> </text:span>sua<text:span text:style-name="T2"> </text:span>volta,<text:span text:style-name="T2"> </text:span>ogni<text:span text:style-name="T2"> </text:span>oggetto<text:span text:style-name="T2"> </text:span>che<text:span text:style-name="T2"> </text:span><text:soft-page-break/>costituisce<text:span text:style-name="T2"> </text:span>la<text:span text:style-name="T2"> </text:span>collezione<text:span text:style-name="T2"> </text:span>permanente<text:span text:style-name="T2"> </text:span>può<text:span text:style-name="T2"> </text:span>essere<text:span text:style-name="T2"> </text:span>prestato<text:span text:style-name="T2"> </text:span>a<text:span text:style-name="T2"> </text:span>qualche<text:span text:style-name="T2"> </text:span>altro<text:span text:style-name="T2"> </text:span>museo<text:span text:style-name="T2"> </text:span>o<text:span text:style-name="T2"> </text:span>ente e si vuole tener traccia nel sistema informativo di ogni singolo prestito.</text:p>
      <text:p text:style-name="P2"/>
      <text:p text:style-name="P1">Se<text:span text:style-name="T2"> </text:span>le<text:span text:style-name="T2"> </text:span>condizioni<text:span text:style-name="T2"> </text:span>lo<text:span text:style-name="T2"> </text:span>richiedono,<text:span text:style-name="T2"> </text:span>qualunque<text:span text:style-name="T2"> </text:span>oggetto<text:span text:style-name="T2"> </text:span>della collezione permanente<text:span text:style-name="T2"> </text:span>può<text:span text:style-name="T2"> </text:span>essere<text:span text:style-name="T2"> </text:span>inviato<text:span text:style-name="T2"> </text:span>ad<text:span text:style-name="T2"> </text:span>un<text:span text:style-name="T2"> </text:span>centro<text:span text:style-name="T2"> </text:span>di<text:span text:style-name="T2"> </text:span>restauro,<text:span text:style-name="T2"> </text:span>ed<text:span text:style-name="T2"> </text:span>interessa<text:span text:style-name="T2"> </text:span>tener<text:span text:style-name="T2"> </text:span>traccia<text:span text:style-name="T2"> </text:span>nel<text:span text:style-name="T2"> </text:span>sistema<text:span text:style-name="T2"> </text:span>informativo<text:span text:style-name="T2"> dell'intera </text:span>storia<text:span text:style-name="T2"> </text:span>dei<text:span text:style-name="T2"> </text:span>restauri;<text:span text:style-name="T2"> di ogni restauro interessano data di inizio e fine dell'intervento di restauro e informazioni sul centro di restauro (</text:span>nome,<text:span text:style-name="T2"> </text:span>indirizzo, luogo in cui si trova e<text:span text:style-name="T2"> almeno un </text:span>recapito<text:span text:style-name="T2"> </text:span>telefonico).</text:p>
      <text:p text:style-name="P1"/>
      <text:p text:style-name="P2">Infine, si vuole conoscere lo stato corrente di ogni oggetto della collezione permanente: disponibile, in prestito o in restauro, a seconda che l'oggetto sia rispettivamente presente nel museo, prestato a qualche altro museo oppure in affidamento a qualche centro di restau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it" fo:country="IT" style:letter-kerning="true" style:font-name-asian="WenQuanYi Micro Hei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</meta:initial-creator>
    <meta:creation-date>2011-11-10T10:02:57</meta:creation-date>
    <meta:editing-duration>P24DT9H46M8S</meta:editing-duration>
    <meta:generator>LibreOffice/3.4$Linux LibreOffice_project/340m1$Build-302</meta:generator>
    <dc:date>2011-11-20T16:09:08</dc:date>
    <dc:creator>luigi </dc:creator>
    <meta:editing-cycles>14</meta:editing-cycles>
    <meta:document-statistic meta:table-count="0" meta:image-count="0" meta:object-count="0" meta:page-count="2" meta:paragraph-count="8" meta:word-count="705" meta:character-count="4452" meta:non-whitespace-character-count="3755"/>
    <meta:user-defined meta:name="Info 1"/>
    <meta:user-defined meta:name="Info 2"/>
    <meta:user-defined meta:name="Info 3"/>
    <meta:user-defined meta:name="Info 4"/>
  </office:meta>
</office:document-meta>
</file>